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Feuille1" table:style-name="ta1">
        <table:shapes>
          <draw:frame draw:z-index="0" draw:style-name="gr1" svg:width="26.089cm" svg:height="14.56cm" svg:x="0.725cm" svg:y="12.612cm">
            <draw:object draw:notify-on-update-of-ranges="Feuille1.A2:Feuille1.C27 Feuille1.D2:Feuille1.D27 Feuille1.E2:Feuille1.E27 Feuille1.F2:Feuille1.F27 Feuille1.G2:Feuille1.G27 Feuille1.H2:Feuille1.H27 Feuille1.I2:Feuille1.I27 Feuille1.J2:Feuille1.J27 Feuille1.K2:Feuille1.K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(50-[.$A2])^2)/10" office:value-type="float" office:value="0" calcext:value-type="float">
            <text:p>0</text:p>
          </table:table-cell>
          <table:table-cell table:formula="of:=((60-[.$A2])^2)/15" office:value-type="float" office:value="6.66666666666667" calcext:value-type="float">
            <text:p>6,6666666667</text:p>
          </table:table-cell>
          <table:table-cell table:formula="of:=(20000/([.$A2]^3+1500))*15" office:value-type="float" office:value="2.37154150197628" calcext:value-type="float">
            <text:p>2,371541502</text:p>
          </table:table-cell>
          <table:table-cell table:formula="of:=(500000/([.$A2]^3+2500))" office:value-type="float" office:value="3.92156862745098" calcext:value-type="float">
            <text:p>3,9215686275</text:p>
          </table:table-cell>
          <table:table-cell table:formula="of:=(20000/([.$A2]^2.5+1500))*15" office:value-type="float" office:value="15.6431937434298" calcext:value-type="float">
            <text:p>15,6431937434</text:p>
          </table:table-cell>
          <table:table-cell table:formula="of:=(2500-([.$A2]^2))/10" office:value-type="float" office:value="0" calcext:value-type="float">
            <text:p>0</text:p>
          </table:table-cell>
          <table:table-cell table:formula="of:=(125000-([.$A2]^3))/500" office:value-type="float" office:value="0" calcext:value-type="float">
            <text:p>0</text:p>
          </table:table-cell>
          <table:table-cell table:formula="of:=(6250000-([.$A2]^4))/25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(50-[.$A3])^2)/10" office:value-type="float" office:value="0.4" calcext:value-type="float">
            <text:p>0,4</text:p>
          </table:table-cell>
          <table:table-cell table:formula="of:=((60-[.$A3])^2)/15" office:value-type="float" office:value="9.6" calcext:value-type="float">
            <text:p>9,6</text:p>
          </table:table-cell>
          <table:table-cell table:formula="of:=(20000/([.$A3]^3+1500))*15" office:value-type="float" office:value="2.6763729793384" calcext:value-type="float">
            <text:p>2,6763729793</text:p>
          </table:table-cell>
          <table:table-cell table:formula="of:=(500000/([.$A3]^3+2500))" office:value-type="float" office:value="4.42117921692074" calcext:value-type="float">
            <text:p>4,4211792169</text:p>
          </table:table-cell>
          <table:table-cell table:formula="of:=(20000/([.$A3]^2.5+1500))*15" office:value-type="float" office:value="17.1795917804247" calcext:value-type="float">
            <text:p>17,1795917804</text:p>
          </table:table-cell>
          <table:table-cell table:formula="of:=(2500-([.$A3]^2))/10" office:value-type="float" office:value="19.6" calcext:value-type="float">
            <text:p>19,6</text:p>
          </table:table-cell>
          <table:table-cell table:formula="of:=(125000-([.$A3]^3))/500" office:value-type="float" office:value="28.816" calcext:value-type="float">
            <text:p>28,816</text:p>
          </table:table-cell>
          <table:table-cell table:formula="of:=(6250000-([.$A3]^4))/25000" office:value-type="float" office:value="37.66336" calcext:value-type="float">
            <text:p>37,663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(50-[.$A4])^2)/10" office:value-type="float" office:value="1.6" calcext:value-type="float">
            <text:p>1,6</text:p>
          </table:table-cell>
          <table:table-cell table:formula="of:=((60-[.$A4])^2)/15" office:value-type="float" office:value="13.0666666666667" calcext:value-type="float">
            <text:p>13,0666666667</text:p>
          </table:table-cell>
          <table:table-cell table:formula="of:=(20000/([.$A4]^3+1500))*15" office:value-type="float" office:value="3.03533125581772" calcext:value-type="float">
            <text:p>3,0353312558</text:p>
          </table:table-cell>
          <table:table-cell table:formula="of:=(500000/([.$A4]^3+2500))" office:value-type="float" office:value="5.00821347009095" calcext:value-type="float">
            <text:p>5,0082134701</text:p>
          </table:table-cell>
          <table:table-cell table:formula="of:=(20000/([.$A4]^2.5+1500))*15" office:value-type="float" office:value="18.9257608866699" calcext:value-type="float">
            <text:p>18,9257608867</text:p>
          </table:table-cell>
          <table:table-cell table:formula="of:=(2500-([.$A4]^2))/10" office:value-type="float" office:value="38.4" calcext:value-type="float">
            <text:p>38,4</text:p>
          </table:table-cell>
          <table:table-cell table:formula="of:=(125000-([.$A4]^3))/500" office:value-type="float" office:value="55.328" calcext:value-type="float">
            <text:p>55,328</text:p>
          </table:table-cell>
          <table:table-cell table:formula="of:=(6250000-([.$A4]^4))/25000" office:value-type="float" office:value="70.90176" calcext:value-type="float">
            <text:p>70,901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(50-[.$A5])^2)/10" office:value-type="float" office:value="3.6" calcext:value-type="float">
            <text:p>3,6</text:p>
          </table:table-cell>
          <table:table-cell table:formula="of:=((60-[.$A5])^2)/15" office:value-type="float" office:value="17.0666666666667" calcext:value-type="float">
            <text:p>17,0666666667</text:p>
          </table:table-cell>
          <table:table-cell table:formula="of:=(20000/([.$A5]^3+1500))*15" office:value-type="float" office:value="3.46084629228001" calcext:value-type="float">
            <text:p>3,4608462923</text:p>
          </table:table-cell>
          <table:table-cell table:formula="of:=(500000/([.$A5]^3+2500))" office:value-type="float" office:value="5.70229460334839" calcext:value-type="float">
            <text:p>5,7022946033</text:p>
          </table:table-cell>
          <table:table-cell table:formula="of:=(20000/([.$A5]^2.5+1500))*15" office:value-type="float" office:value="20.9176267377844" calcext:value-type="float">
            <text:p>20,9176267378</text:p>
          </table:table-cell>
          <table:table-cell table:formula="of:=(2500-([.$A5]^2))/10" office:value-type="float" office:value="56.4" calcext:value-type="float">
            <text:p>56,4</text:p>
          </table:table-cell>
          <table:table-cell table:formula="of:=(125000-([.$A5]^3))/500" office:value-type="float" office:value="79.632" calcext:value-type="float">
            <text:p>79,632</text:p>
          </table:table-cell>
          <table:table-cell table:formula="of:=(6250000-([.$A5]^4))/25000" office:value-type="float" office:value="100.07616" calcext:value-type="float">
            <text:p>100,076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(50-[.$A6])^2)/10" office:value-type="float" office:value="6.4" calcext:value-type="float">
            <text:p>6,4</text:p>
          </table:table-cell>
          <table:table-cell table:formula="of:=((60-[.$A6])^2)/15" office:value-type="float" office:value="21.6" calcext:value-type="float">
            <text:p>21,6</text:p>
          </table:table-cell>
          <table:table-cell table:formula="of:=(20000/([.$A6]^3+1500))*15" office:value-type="float" office:value="3.96888394983331" calcext:value-type="float">
            <text:p>3,9688839498</text:p>
          </table:table-cell>
          <table:table-cell table:formula="of:=(500000/([.$A6]^3+2500))" office:value-type="float" office:value="6.52843787538518" calcext:value-type="float">
            <text:p>6,5284378754</text:p>
          </table:table-cell>
          <table:table-cell table:formula="of:=(20000/([.$A6]^2.5+1500))*15" office:value-type="float" office:value="23.1982201603099" calcext:value-type="float">
            <text:p>23,1982201603</text:p>
          </table:table-cell>
          <table:table-cell table:formula="of:=(2500-([.$A6]^2))/10" office:value-type="float" office:value="73.6" calcext:value-type="float">
            <text:p>73,6</text:p>
          </table:table-cell>
          <table:table-cell table:formula="of:=(125000-([.$A6]^3))/500" office:value-type="float" office:value="101.824" calcext:value-type="float">
            <text:p>101,824</text:p>
          </table:table-cell>
          <table:table-cell table:formula="of:=(6250000-([.$A6]^4))/25000" office:value-type="float" office:value="125.53216" calcext:value-type="float">
            <text:p>125,532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(50-[.$A7])^2)/10" office:value-type="float" office:value="10" calcext:value-type="float">
            <text:p>10</text:p>
          </table:table-cell>
          <table:table-cell table:formula="of:=((60-[.$A7])^2)/15" office:value-type="float" office:value="26.6666666666667" calcext:value-type="float">
            <text:p>26,6666666667</text:p>
          </table:table-cell>
          <table:table-cell table:formula="of:=(20000/([.$A7]^3+1500))*15" office:value-type="float" office:value="4.58015267175573" calcext:value-type="float">
            <text:p>4,5801526718</text:p>
          </table:table-cell>
          <table:table-cell table:formula="of:=(500000/([.$A7]^3+2500))" office:value-type="float" office:value="7.5187969924812" calcext:value-type="float">
            <text:p>7,5187969925</text:p>
          </table:table-cell>
          <table:table-cell table:formula="of:=(20000/([.$A7]^2.5+1500))*15" office:value-type="float" office:value="25.8191368323679" calcext:value-type="float">
            <text:p>25,8191368324</text:p>
          </table:table-cell>
          <table:table-cell table:formula="of:=(2500-([.$A7]^2))/10" office:value-type="float" office:value="90" calcext:value-type="float">
            <text:p>90</text:p>
          </table:table-cell>
          <table:table-cell table:formula="of:=(125000-([.$A7]^3))/500" office:value-type="float" office:value="122" calcext:value-type="float">
            <text:p>122</text:p>
          </table:table-cell>
          <table:table-cell table:formula="of:=(6250000-([.$A7]^4))/25000" office:value-type="float" office:value="147.6" calcext:value-type="float">
            <text:p>147,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(50-[.$A8])^2)/10" office:value-type="float" office:value="14.4" calcext:value-type="float">
            <text:p>14,4</text:p>
          </table:table-cell>
          <table:table-cell table:formula="of:=((60-[.$A8])^2)/15" office:value-type="float" office:value="32.2666666666667" calcext:value-type="float">
            <text:p>32,2666666667</text:p>
          </table:table-cell>
          <table:table-cell table:formula="of:=(20000/([.$A8]^3+1500))*15" office:value-type="float" office:value="5.32179096005109" calcext:value-type="float">
            <text:p>5,3217909601</text:p>
          </table:table-cell>
          <table:table-cell table:formula="of:=(500000/([.$A8]^3+2500))" office:value-type="float" office:value="8.71505263891794" calcext:value-type="float">
            <text:p>8,7150526389</text:p>
          </table:table-cell>
          <table:table-cell table:formula="of:=(20000/([.$A8]^2.5+1500))*15" office:value-type="float" office:value="28.8422329101907" calcext:value-type="float">
            <text:p>28,8422329102</text:p>
          </table:table-cell>
          <table:table-cell table:formula="of:=(2500-([.$A8]^2))/10" office:value-type="float" office:value="105.6" calcext:value-type="float">
            <text:p>105,6</text:p>
          </table:table-cell>
          <table:table-cell table:formula="of:=(125000-([.$A8]^3))/500" office:value-type="float" office:value="140.256" calcext:value-type="float">
            <text:p>140,256</text:p>
          </table:table-cell>
          <table:table-cell table:formula="of:=(6250000-([.$A8]^4))/25000" office:value-type="float" office:value="166.59456" calcext:value-type="float">
            <text:p>166,59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(50-[.$A9])^2)/10" office:value-type="float" office:value="19.6" calcext:value-type="float">
            <text:p>19,6</text:p>
          </table:table-cell>
          <table:table-cell table:formula="of:=((60-[.$A9])^2)/15" office:value-type="float" office:value="38.4" calcext:value-type="float">
            <text:p>38,4</text:p>
          </table:table-cell>
          <table:table-cell table:formula="of:=(20000/([.$A9]^3+1500))*15" office:value-type="float" office:value="6.22975330176925" calcext:value-type="float">
            <text:p>6,2297533018</text:p>
          </table:table-cell>
          <table:table-cell table:formula="of:=(500000/([.$A9]^3+2500))" office:value-type="float" office:value="10.1716982667426" calcext:value-type="float">
            <text:p>10,1716982667</text:p>
          </table:table-cell>
          <table:table-cell table:formula="of:=(20000/([.$A9]^2.5+1500))*15" office:value-type="float" office:value="32.3415265200517" calcext:value-type="float">
            <text:p>32,3415265201</text:p>
          </table:table-cell>
          <table:table-cell table:formula="of:=(2500-([.$A9]^2))/10" office:value-type="float" office:value="120.4" calcext:value-type="float">
            <text:p>120,4</text:p>
          </table:table-cell>
          <table:table-cell table:formula="of:=(125000-([.$A9]^3))/500" office:value-type="float" office:value="156.688" calcext:value-type="float">
            <text:p>156,688</text:p>
          </table:table-cell>
          <table:table-cell table:formula="of:=(6250000-([.$A9]^4))/25000" office:value-type="float" office:value="182.81536" calcext:value-type="float">
            <text:p>182,815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(50-[.$A10])^2)/10" office:value-type="float" office:value="25.6" calcext:value-type="float">
            <text:p>25,6</text:p>
          </table:table-cell>
          <table:table-cell table:formula="of:=((60-[.$A10])^2)/15" office:value-type="float" office:value="45.0666666666667" calcext:value-type="float">
            <text:p>45,0666666667</text:p>
          </table:table-cell>
          <table:table-cell table:formula="of:=(20000/([.$A10]^3+1500))*15" office:value-type="float" office:value="7.35222037055191" calcext:value-type="float">
            <text:p>7,3522203706</text:p>
          </table:table-cell>
          <table:table-cell table:formula="of:=(500000/([.$A10]^3+2500))" office:value-type="float" office:value="11.9605779351258" calcext:value-type="float">
            <text:p>11,9605779351</text:p>
          </table:table-cell>
          <table:table-cell table:formula="of:=(20000/([.$A10]^2.5+1500))*15" office:value-type="float" office:value="36.4052027631441" calcext:value-type="float">
            <text:p>36,4052027631</text:p>
          </table:table-cell>
          <table:table-cell table:formula="of:=(2500-([.$A10]^2))/10" office:value-type="float" office:value="134.4" calcext:value-type="float">
            <text:p>134,4</text:p>
          </table:table-cell>
          <table:table-cell table:formula="of:=(125000-([.$A10]^3))/500" office:value-type="float" office:value="171.392" calcext:value-type="float">
            <text:p>171,392</text:p>
          </table:table-cell>
          <table:table-cell table:formula="of:=(6250000-([.$A10]^4))/25000" office:value-type="float" office:value="196.54656" calcext:value-type="float">
            <text:p>196,546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(50-[.$A11])^2)/10" office:value-type="float" office:value="32.4" calcext:value-type="float">
            <text:p>32,4</text:p>
          </table:table-cell>
          <table:table-cell table:formula="of:=((60-[.$A11])^2)/15" office:value-type="float" office:value="52.2666666666667" calcext:value-type="float">
            <text:p>52,2666666667</text:p>
          </table:table-cell>
          <table:table-cell table:formula="of:=(20000/([.$A11]^3+1500))*15" office:value-type="float" office:value="8.75452317030466" calcext:value-type="float">
            <text:p>8,7545231703</text:p>
          </table:table-cell>
          <table:table-cell table:formula="of:=(500000/([.$A11]^3+2500))" office:value-type="float" office:value="14.1771577634116" calcext:value-type="float">
            <text:p>14,1771577634</text:p>
          </table:table-cell>
          <table:table-cell table:formula="of:=(20000/([.$A11]^2.5+1500))*15" office:value-type="float" office:value="41.1374857542235" calcext:value-type="float">
            <text:p>41,1374857542</text:p>
          </table:table-cell>
          <table:table-cell table:formula="of:=(2500-([.$A11]^2))/10" office:value-type="float" office:value="147.6" calcext:value-type="float">
            <text:p>147,6</text:p>
          </table:table-cell>
          <table:table-cell table:formula="of:=(125000-([.$A11]^3))/500" office:value-type="float" office:value="184.464" calcext:value-type="float">
            <text:p>184,464</text:p>
          </table:table-cell>
          <table:table-cell table:formula="of:=(6250000-([.$A11]^4))/25000" office:value-type="float" office:value="208.05696" calcext:value-type="float">
            <text:p>208,05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(50-[.$A12])^2)/10" office:value-type="float" office:value="40" calcext:value-type="float">
            <text:p>40</text:p>
          </table:table-cell>
          <table:table-cell table:formula="of:=((60-[.$A12])^2)/15" office:value-type="float" office:value="60" calcext:value-type="float">
            <text:p>60</text:p>
          </table:table-cell>
          <table:table-cell table:formula="of:=(20000/([.$A12]^3+1500))*15" office:value-type="float" office:value="10.5263157894737" calcext:value-type="float">
            <text:p>10,5263157895</text:p>
          </table:table-cell>
          <table:table-cell table:formula="of:=(500000/([.$A12]^3+2500))" office:value-type="float" office:value="16.9491525423729" calcext:value-type="float">
            <text:p>16,9491525424</text:p>
          </table:table-cell>
          <table:table-cell table:formula="of:=(20000/([.$A12]^2.5+1500))*15" office:value-type="float" office:value="46.6599050006326" calcext:value-type="float">
            <text:p>46,6599050006</text:p>
          </table:table-cell>
          <table:table-cell table:formula="of:=(2500-([.$A12]^2))/10" office:value-type="float" office:value="160" calcext:value-type="float">
            <text:p>160</text:p>
          </table:table-cell>
          <table:table-cell table:formula="of:=(125000-([.$A12]^3))/500" office:value-type="float" office:value="196" calcext:value-type="float">
            <text:p>196</text:p>
          </table:table-cell>
          <table:table-cell table:formula="of:=(6250000-([.$A12]^4))/25000" office:value-type="float" office:value="217.6" calcext:value-type="float">
            <text:p>217,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(50-[.$A13])^2)/10" office:value-type="float" office:value="48.4" calcext:value-type="float">
            <text:p>48,4</text:p>
          </table:table-cell>
          <table:table-cell table:formula="of:=((60-[.$A13])^2)/15" office:value-type="float" office:value="68.2666666666667" calcext:value-type="float">
            <text:p>68,2666666667</text:p>
          </table:table-cell>
          <table:table-cell table:formula="of:=(20000/([.$A13]^3+1500))*15" office:value-type="float" office:value="12.7920859628177" calcext:value-type="float">
            <text:p>12,7920859628</text:p>
          </table:table-cell>
          <table:table-cell table:formula="of:=(500000/([.$A13]^3+2500))" office:value-type="float" office:value="20.4482250940618" calcext:value-type="float">
            <text:p>20,4482250941</text:p>
          </table:table-cell>
          <table:table-cell table:formula="of:=(20000/([.$A13]^2.5+1500))*15" office:value-type="float" office:value="53.1110876901413" calcext:value-type="float">
            <text:p>53,1110876901</text:p>
          </table:table-cell>
          <table:table-cell table:formula="of:=(2500-([.$A13]^2))/10" office:value-type="float" office:value="171.6" calcext:value-type="float">
            <text:p>171,6</text:p>
          </table:table-cell>
          <table:table-cell table:formula="of:=(125000-([.$A13]^3))/500" office:value-type="float" office:value="206.096" calcext:value-type="float">
            <text:p>206,096</text:p>
          </table:table-cell>
          <table:table-cell table:formula="of:=(6250000-([.$A13]^4))/25000" office:value-type="float" office:value="225.41376" calcext:value-type="float">
            <text:p>225,413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(50-[.$A14])^2)/10" office:value-type="float" office:value="57.6" calcext:value-type="float">
            <text:p>57,6</text:p>
          </table:table-cell>
          <table:table-cell table:formula="of:=((60-[.$A14])^2)/15" office:value-type="float" office:value="77.0666666666667" calcext:value-type="float">
            <text:p>77,0666666667</text:p>
          </table:table-cell>
          <table:table-cell table:formula="of:=(20000/([.$A14]^3+1500))*15" office:value-type="float" office:value="15.7265674145523" calcext:value-type="float">
            <text:p>15,7265674146</text:p>
          </table:table-cell>
          <table:table-cell table:formula="of:=(500000/([.$A14]^3+2500))" office:value-type="float" office:value="24.9053596333931" calcext:value-type="float">
            <text:p>24,9053596334</text:p>
          </table:table-cell>
          <table:table-cell table:formula="of:=(20000/([.$A14]^2.5+1500))*15" office:value-type="float" office:value="60.6435837783321" calcext:value-type="float">
            <text:p>60,6435837783</text:p>
          </table:table-cell>
          <table:table-cell table:formula="of:=(2500-([.$A14]^2))/10" office:value-type="float" office:value="182.4" calcext:value-type="float">
            <text:p>182,4</text:p>
          </table:table-cell>
          <table:table-cell table:formula="of:=(125000-([.$A14]^3))/500" office:value-type="float" office:value="214.848" calcext:value-type="float">
            <text:p>214,848</text:p>
          </table:table-cell>
          <table:table-cell table:formula="of:=(6250000-([.$A14]^4))/25000" office:value-type="float" office:value="231.72096" calcext:value-type="float">
            <text:p>231,720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(50-[.$A15])^2)/10" office:value-type="float" office:value="67.6" calcext:value-type="float">
            <text:p>67,6</text:p>
          </table:table-cell>
          <table:table-cell table:formula="of:=((60-[.$A15])^2)/15" office:value-type="float" office:value="86.4" calcext:value-type="float">
            <text:p>86,4</text:p>
          </table:table-cell>
          <table:table-cell table:formula="of:=(20000/([.$A15]^3+1500))*15" office:value-type="float" office:value="19.5771339075959" calcext:value-type="float">
            <text:p>19,5771339076</text:p>
          </table:table-cell>
          <table:table-cell table:formula="of:=(500000/([.$A15]^3+2500))" office:value-type="float" office:value="30.6297476108797" calcext:value-type="float">
            <text:p>30,6297476109</text:p>
          </table:table-cell>
          <table:table-cell table:formula="of:=(20000/([.$A15]^2.5+1500))*15" office:value-type="float" office:value="69.415325620217" calcext:value-type="float">
            <text:p>69,4153256202</text:p>
          </table:table-cell>
          <table:table-cell table:formula="of:=(2500-([.$A15]^2))/10" office:value-type="float" office:value="192.4" calcext:value-type="float">
            <text:p>192,4</text:p>
          </table:table-cell>
          <table:table-cell table:formula="of:=(125000-([.$A15]^3))/500" office:value-type="float" office:value="222.352" calcext:value-type="float">
            <text:p>222,352</text:p>
          </table:table-cell>
          <table:table-cell table:formula="of:=(6250000-([.$A15]^4))/25000" office:value-type="float" office:value="236.72896" calcext:value-type="float">
            <text:p>236,728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(50-[.$A16])^2)/10" office:value-type="float" office:value="78.4" calcext:value-type="float">
            <text:p>78,4</text:p>
          </table:table-cell>
          <table:table-cell table:formula="of:=((60-[.$A16])^2)/15" office:value-type="float" office:value="96.2666666666667" calcext:value-type="float">
            <text:p>96,2666666667</text:p>
          </table:table-cell>
          <table:table-cell table:formula="of:=(20000/([.$A16]^3+1500))*15" office:value-type="float" office:value="24.695423114916" calcext:value-type="float">
            <text:p>24,6954231149</text:p>
          </table:table-cell>
          <table:table-cell table:formula="of:=(500000/([.$A16]^3+2500))" office:value-type="float" office:value="38.028597505324" calcext:value-type="float">
            <text:p>38,0285975053</text:p>
          </table:table-cell>
          <table:table-cell table:formula="of:=(20000/([.$A16]^2.5+1500))*15" office:value-type="float" office:value="79.5721938339163" calcext:value-type="float">
            <text:p>79,5721938339</text:p>
          </table:table-cell>
          <table:table-cell table:formula="of:=(2500-([.$A16]^2))/10" office:value-type="float" office:value="201.6" calcext:value-type="float">
            <text:p>201,6</text:p>
          </table:table-cell>
          <table:table-cell table:formula="of:=(125000-([.$A16]^3))/500" office:value-type="float" office:value="228.704" calcext:value-type="float">
            <text:p>228,704</text:p>
          </table:table-cell>
          <table:table-cell table:formula="of:=(6250000-([.$A16]^4))/25000" office:value-type="float" office:value="240.62976" calcext:value-type="float">
            <text:p>240,62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(50-[.$A17])^2)/10" office:value-type="float" office:value="90" calcext:value-type="float">
            <text:p>90</text:p>
          </table:table-cell>
          <table:table-cell table:formula="of:=((60-[.$A17])^2)/15" office:value-type="float" office:value="106.666666666667" calcext:value-type="float">
            <text:p>106,6666666667</text:p>
          </table:table-cell>
          <table:table-cell table:formula="of:=(20000/([.$A17]^3+1500))*15" office:value-type="float" office:value="31.5789473684211" calcext:value-type="float">
            <text:p>31,5789473684</text:p>
          </table:table-cell>
          <table:table-cell table:formula="of:=(500000/([.$A17]^3+2500))" office:value-type="float" office:value="47.6190476190476" calcext:value-type="float">
            <text:p>47,619047619</text:p>
          </table:table-cell>
          <table:table-cell table:formula="of:=(20000/([.$A17]^2.5+1500))*15" office:value-type="float" office:value="91.2171732631048" calcext:value-type="float">
            <text:p>91,2171732631</text:p>
          </table:table-cell>
          <table:table-cell table:formula="of:=(2500-([.$A17]^2))/10" office:value-type="float" office:value="210" calcext:value-type="float">
            <text:p>210</text:p>
          </table:table-cell>
          <table:table-cell table:formula="of:=(125000-([.$A17]^3))/500" office:value-type="float" office:value="234" calcext:value-type="float">
            <text:p>234</text:p>
          </table:table-cell>
          <table:table-cell table:formula="of:=(6250000-([.$A17]^4))/25000" office:value-type="float" office:value="243.6" calcext:value-type="float">
            <text:p>243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(50-[.$A18])^2)/10" office:value-type="float" office:value="102.4" calcext:value-type="float">
            <text:p>102,4</text:p>
          </table:table-cell>
          <table:table-cell table:formula="of:=((60-[.$A18])^2)/15" office:value-type="float" office:value="117.6" calcext:value-type="float">
            <text:p>117,6</text:p>
          </table:table-cell>
          <table:table-cell table:formula="of:=(20000/([.$A18]^3+1500))*15" office:value-type="float" office:value="40.9165302782324" calcext:value-type="float">
            <text:p>40,9165302782</text:p>
          </table:table-cell>
          <table:table-cell table:formula="of:=(500000/([.$A18]^3+2500))" office:value-type="float" office:value="60.0096015362458" calcext:value-type="float">
            <text:p>60,0096015362</text:p>
          </table:table-cell>
          <table:table-cell table:formula="of:=(20000/([.$A18]^2.5+1500))*15" office:value-type="float" office:value="104.361780341383" calcext:value-type="float">
            <text:p>104,3617803414</text:p>
          </table:table-cell>
          <table:table-cell table:formula="of:=(2500-([.$A18]^2))/10" office:value-type="float" office:value="217.6" calcext:value-type="float">
            <text:p>217,6</text:p>
          </table:table-cell>
          <table:table-cell table:formula="of:=(125000-([.$A18]^3))/500" office:value-type="float" office:value="238.336" calcext:value-type="float">
            <text:p>238,336</text:p>
          </table:table-cell>
          <table:table-cell table:formula="of:=(6250000-([.$A18]^4))/25000" office:value-type="float" office:value="245.80096" calcext:value-type="float">
            <text:p>245,80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(50-[.$A19])^2)/10" office:value-type="float" office:value="115.6" calcext:value-type="float">
            <text:p>115,6</text:p>
          </table:table-cell>
          <table:table-cell table:formula="of:=((60-[.$A19])^2)/15" office:value-type="float" office:value="129.066666666667" calcext:value-type="float">
            <text:p>129,0666666667</text:p>
          </table:table-cell>
          <table:table-cell table:formula="of:=(20000/([.$A19]^3+1500))*15" office:value-type="float" office:value="53.6097212294496" calcext:value-type="float">
            <text:p>53,6097212294</text:p>
          </table:table-cell>
          <table:table-cell table:formula="of:=(500000/([.$A19]^3+2500))" office:value-type="float" office:value="75.8035172832019" calcext:value-type="float">
            <text:p>75,8035172832</text:p>
          </table:table-cell>
          <table:table-cell table:formula="of:=(20000/([.$A19]^2.5+1500))*15" office:value-type="float" office:value="118.858954041204" calcext:value-type="float">
            <text:p>118,8589540412</text:p>
          </table:table-cell>
          <table:table-cell table:formula="of:=(2500-([.$A19]^2))/10" office:value-type="float" office:value="224.4" calcext:value-type="float">
            <text:p>224,4</text:p>
          </table:table-cell>
          <table:table-cell table:formula="of:=(125000-([.$A19]^3))/500" office:value-type="float" office:value="241.808" calcext:value-type="float">
            <text:p>241,808</text:p>
          </table:table-cell>
          <table:table-cell table:formula="of:=(6250000-([.$A19]^4))/25000" office:value-type="float" office:value="247.37856" calcext:value-type="float">
            <text:p>247,378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(50-[.$A20])^2)/10" office:value-type="float" office:value="129.6" calcext:value-type="float">
            <text:p>129,6</text:p>
          </table:table-cell>
          <table:table-cell table:formula="of:=((60-[.$A20])^2)/15" office:value-type="float" office:value="141.066666666667" calcext:value-type="float">
            <text:p>141,0666666667</text:p>
          </table:table-cell>
          <table:table-cell table:formula="of:=(20000/([.$A20]^3+1500))*15" office:value-type="float" office:value="70.6880301602262" calcext:value-type="float">
            <text:p>70,6880301602</text:p>
          </table:table-cell>
          <table:table-cell table:formula="of:=(500000/([.$A20]^3+2500))" office:value-type="float" office:value="95.34706331045" calcext:value-type="float">
            <text:p>95,3470633105</text:p>
          </table:table-cell>
          <table:table-cell table:formula="of:=(20000/([.$A20]^2.5+1500))*15" office:value-type="float" office:value="134.326462733792" calcext:value-type="float">
            <text:p>134,3264627338</text:p>
          </table:table-cell>
          <table:table-cell table:formula="of:=(2500-([.$A20]^2))/10" office:value-type="float" office:value="230.4" calcext:value-type="float">
            <text:p>230,4</text:p>
          </table:table-cell>
          <table:table-cell table:formula="of:=(125000-([.$A20]^3))/500" office:value-type="float" office:value="244.512" calcext:value-type="float">
            <text:p>244,512</text:p>
          </table:table-cell>
          <table:table-cell table:formula="of:=(6250000-([.$A20]^4))/25000" office:value-type="float" office:value="248.46336" calcext:value-type="float">
            <text:p>248,463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(50-[.$A21])^2)/10" office:value-type="float" office:value="144.4" calcext:value-type="float">
            <text:p>144,4</text:p>
          </table:table-cell>
          <table:table-cell table:formula="of:=((60-[.$A21])^2)/15" office:value-type="float" office:value="153.6" calcext:value-type="float">
            <text:p>153,6</text:p>
          </table:table-cell>
          <table:table-cell table:formula="of:=(20000/([.$A21]^3+1500))*15" office:value-type="float" office:value="92.9368029739777" calcext:value-type="float">
            <text:p>92,936802974</text:p>
          </table:table-cell>
          <table:table-cell table:formula="of:=(500000/([.$A21]^3+2500))" office:value-type="float" office:value="118.259224219489" calcext:value-type="float">
            <text:p>118,2592242195</text:p>
          </table:table-cell>
          <table:table-cell table:formula="of:=(20000/([.$A21]^2.5+1500))*15" office:value-type="float" office:value="150.087753864767" calcext:value-type="float">
            <text:p>150,0877538648</text:p>
          </table:table-cell>
          <table:table-cell table:formula="of:=(2500-([.$A21]^2))/10" office:value-type="float" office:value="235.6" calcext:value-type="float">
            <text:p>235,6</text:p>
          </table:table-cell>
          <table:table-cell table:formula="of:=(125000-([.$A21]^3))/500" office:value-type="float" office:value="246.544" calcext:value-type="float">
            <text:p>246,544</text:p>
          </table:table-cell>
          <table:table-cell table:formula="of:=(6250000-([.$A21]^4))/25000" office:value-type="float" office:value="249.17056" calcext:value-type="float">
            <text:p>249,170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(50-[.$A22])^2)/10" office:value-type="float" office:value="160" calcext:value-type="float">
            <text:p>160</text:p>
          </table:table-cell>
          <table:table-cell table:formula="of:=((60-[.$A22])^2)/15" office:value-type="float" office:value="166.666666666667" calcext:value-type="float">
            <text:p>166,6666666667</text:p>
          </table:table-cell>
          <table:table-cell table:formula="of:=(20000/([.$A22]^3+1500))*15" office:value-type="float" office:value="120" calcext:value-type="float">
            <text:p>120</text:p>
          </table:table-cell>
          <table:table-cell table:formula="of:=(500000/([.$A22]^3+2500))" office:value-type="float" office:value="142.857142857143" calcext:value-type="float">
            <text:p>142,8571428571</text:p>
          </table:table-cell>
          <table:table-cell table:formula="of:=(20000/([.$A22]^2.5+1500))*15" office:value-type="float" office:value="165.177521020906" calcext:value-type="float">
            <text:p>165,1775210209</text:p>
          </table:table-cell>
          <table:table-cell table:formula="of:=(2500-([.$A22]^2))/10" office:value-type="float" office:value="240" calcext:value-type="float">
            <text:p>240</text:p>
          </table:table-cell>
          <table:table-cell table:formula="of:=(125000-([.$A22]^3))/500" office:value-type="float" office:value="248" calcext:value-type="float">
            <text:p>248</text:p>
          </table:table-cell>
          <table:table-cell table:formula="of:=(6250000-([.$A22]^4))/25000" office:value-type="float" office:value="249.6" calcext:value-type="float">
            <text:p>249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(50-[.$A23])^2)/10" office:value-type="float" office:value="176.4" calcext:value-type="float">
            <text:p>176,4</text:p>
          </table:table-cell>
          <table:table-cell table:formula="of:=((60-[.$A23])^2)/15" office:value-type="float" office:value="180.266666666667" calcext:value-type="float">
            <text:p>180,2666666667</text:p>
          </table:table-cell>
          <table:table-cell table:formula="of:=(20000/([.$A23]^3+1500))*15" office:value-type="float" office:value="149.105367793241" calcext:value-type="float">
            <text:p>149,1053677932</text:p>
          </table:table-cell>
          <table:table-cell table:formula="of:=(500000/([.$A23]^3+2500))" office:value-type="float" office:value="166.002656042497" calcext:value-type="float">
            <text:p>166,0026560425</text:p>
          </table:table-cell>
          <table:table-cell table:formula="of:=(20000/([.$A23]^2.5+1500))*15" office:value-type="float" office:value="178.463146483937" calcext:value-type="float">
            <text:p>178,4631464839</text:p>
          </table:table-cell>
          <table:table-cell table:formula="of:=(2500-([.$A23]^2))/10" office:value-type="float" office:value="243.6" calcext:value-type="float">
            <text:p>243,6</text:p>
          </table:table-cell>
          <table:table-cell table:formula="of:=(125000-([.$A23]^3))/500" office:value-type="float" office:value="248.976" calcext:value-type="float">
            <text:p>248,976</text:p>
          </table:table-cell>
          <table:table-cell table:formula="of:=(6250000-([.$A23]^4))/25000" office:value-type="float" office:value="249.83616" calcext:value-type="float">
            <text:p>249,836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((50-[.$A24])^2)/10" office:value-type="float" office:value="193.6" calcext:value-type="float">
            <text:p>193,6</text:p>
          </table:table-cell>
          <table:table-cell table:formula="of:=((60-[.$A24])^2)/15" office:value-type="float" office:value="194.4" calcext:value-type="float">
            <text:p>194,4</text:p>
          </table:table-cell>
          <table:table-cell table:formula="of:=(20000/([.$A24]^3+1500))*15" office:value-type="float" office:value="174.825174825175" calcext:value-type="float">
            <text:p>174,8251748252</text:p>
          </table:table-cell>
          <table:table-cell table:formula="of:=(500000/([.$A24]^3+2500))" office:value-type="float" office:value="184.094256259205" calcext:value-type="float">
            <text:p>184,0942562592</text:p>
          </table:table-cell>
          <table:table-cell table:formula="of:=(20000/([.$A24]^2.5+1500))*15" office:value-type="float" office:value="188.895271292227" calcext:value-type="float">
            <text:p>188,8952712922</text:p>
          </table:table-cell>
          <table:table-cell table:formula="of:=(2500-([.$A24]^2))/10" office:value-type="float" office:value="246.4" calcext:value-type="float">
            <text:p>246,4</text:p>
          </table:table-cell>
          <table:table-cell table:formula="of:=(125000-([.$A24]^3))/500" office:value-type="float" office:value="249.568" calcext:value-type="float">
            <text:p>249,568</text:p>
          </table:table-cell>
          <table:table-cell table:formula="of:=(6250000-([.$A24]^4))/25000" office:value-type="float" office:value="249.94816" calcext:value-type="float">
            <text:p>249,94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((50-[.$A25])^2)/10" office:value-type="float" office:value="211.6" calcext:value-type="float">
            <text:p>211,6</text:p>
          </table:table-cell>
          <table:table-cell table:formula="of:=((60-[.$A25])^2)/15" office:value-type="float" office:value="209.066666666667" calcext:value-type="float">
            <text:p>209,0666666667</text:p>
          </table:table-cell>
          <table:table-cell table:formula="of:=(20000/([.$A25]^3+1500))*15" office:value-type="float" office:value="191.815856777494" calcext:value-type="float">
            <text:p>191,8158567775</text:p>
          </table:table-cell>
          <table:table-cell table:formula="of:=(500000/([.$A25]^3+2500))" office:value-type="float" office:value="195.007800312012" calcext:value-type="float">
            <text:p>195,007800312</text:p>
          </table:table-cell>
          <table:table-cell table:formula="of:=(20000/([.$A25]^2.5+1500))*15" office:value-type="float" office:value="195.822454308094" calcext:value-type="float">
            <text:p>195,8224543081</text:p>
          </table:table-cell>
          <table:table-cell table:formula="of:=(2500-([.$A25]^2))/10" office:value-type="float" office:value="248.4" calcext:value-type="float">
            <text:p>248,4</text:p>
          </table:table-cell>
          <table:table-cell table:formula="of:=(125000-([.$A25]^3))/500" office:value-type="float" office:value="249.872" calcext:value-type="float">
            <text:p>249,872</text:p>
          </table:table-cell>
          <table:table-cell table:formula="of:=(6250000-([.$A25]^4))/25000" office:value-type="float" office:value="249.98976" calcext:value-type="float">
            <text:p>249,98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((50-[.$A26])^2)/10" office:value-type="float" office:value="230.4" calcext:value-type="float">
            <text:p>230,4</text:p>
          </table:table-cell>
          <table:table-cell table:formula="of:=((60-[.$A26])^2)/15" office:value-type="float" office:value="224.266666666667" calcext:value-type="float">
            <text:p>224,2666666667</text:p>
          </table:table-cell>
          <table:table-cell table:formula="of:=(20000/([.$A26]^3+1500))*15" office:value-type="float" office:value="198.93899204244" calcext:value-type="float">
            <text:p>198,9389920424</text:p>
          </table:table-cell>
          <table:table-cell table:formula="of:=(500000/([.$A26]^3+2500))" office:value-type="float" office:value="199.362041467305" calcext:value-type="float">
            <text:p>199,3620414673</text:p>
          </table:table-cell>
          <table:table-cell table:formula="of:=(20000/([.$A26]^2.5+1500))*15" office:value-type="float" office:value="199.248586524409" calcext:value-type="float">
            <text:p>199,2485865244</text:p>
          </table:table-cell>
          <table:table-cell table:formula="of:=(2500-([.$A26]^2))/10" office:value-type="float" office:value="249.6" calcext:value-type="float">
            <text:p>249,6</text:p>
          </table:table-cell>
          <table:table-cell table:formula="of:=(125000-([.$A26]^3))/500" office:value-type="float" office:value="249.984" calcext:value-type="float">
            <text:p>249,984</text:p>
          </table:table-cell>
          <table:table-cell table:formula="of:=(6250000-([.$A26]^4))/25000" office:value-type="float" office:value="249.99936" calcext:value-type="float">
            <text:p>249,99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((50-[.$A27])^2)/10" office:value-type="float" office:value="250" calcext:value-type="float">
            <text:p>250</text:p>
          </table:table-cell>
          <table:table-cell table:formula="of:=((60-[.$A27])^2)/15" office:value-type="float" office:value="240" calcext:value-type="float">
            <text:p>240</text:p>
          </table:table-cell>
          <table:table-cell table:formula="of:=(20000/([.$A27]^3+1500))*15" office:value-type="float" office:value="200" calcext:value-type="float">
            <text:p>200</text:p>
          </table:table-cell>
          <table:table-cell table:formula="of:=(500000/([.$A27]^3+2500))" office:value-type="float" office:value="200" calcext:value-type="float">
            <text:p>200</text:p>
          </table:table-cell>
          <table:table-cell table:formula="of:=(20000/([.$A27]^2.5+1500))*15" office:value-type="float" office:value="200" calcext:value-type="float">
            <text:p>200</text:p>
          </table:table-cell>
          <table:table-cell table:formula="of:=(2500-([.$A27]^2))/10" office:value-type="float" office:value="250" calcext:value-type="float">
            <text:p>250</text:p>
          </table:table-cell>
          <table:table-cell table:formula="of:=(125000-([.$A27]^3))/500" office:value-type="float" office:value="250" calcext:value-type="float">
            <text:p>250</text:p>
          </table:table-cell>
          <table:table-cell table:formula="of:=(6250000-([.$A27]^4))/25000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000-00-00T20:02:01.6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attista</meta:initial-creator>
    <meta:creation-date>2013-07-01T21:47:51.14</meta:creation-date>
    <dc:date>2014-06-03T20:06:14.644000000</dc:date>
    <meta:editing-duration>PT21M38S</meta:editing-duration>
    <meta:editing-cycles>4</meta:editing-cycles>
    <meta:generator>LibreOffice/4.1.5.3$Windows_x86 LibreOffice_project/1c1366bba2ba2b554cd2ca4d87c06da81c05d24</meta:generator>
    <meta:document-statistic meta:table-count="1" meta:cell-count="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9cm" svg:height="14.561cm" xlink:href=".." xlink:type="simple" chart:class="chart:line" chart:style-name="ch1">
        <chart:legend chart:legend-position="end" svg:x="23.132cm" svg:y="5.134cm" style:legend-expansion="high" chart:style-name="ch2"/>
        <chart:plot-area chart:style-name="ch3" table:cell-range-address="Feuille1.A2:Feuille1.K27" chart:data-source-has-labels="column" svg:x="0.474cm" svg:y="0.426cm" svg:width="22.079cm" svg:height="13.582cm">
          <chartooo:coordinate-region svg:x="1.281cm" svg:y="0.639cm" svg:width="21.272cm" svg:height="12.696cm"/>
          <chart:axis chart:dimension="x" chart:name="primary-x" chart:style-name="ch4" chartooo:axis-type="auto">
            <chartooo:date-scale/>
            <chart:categories table:cell-range-address="Feuille1.A2:Feuille1.C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D27" chart:class="chart:line">
            <chart:data-point chart:repeated="26"/>
          </chart:series>
          <chart:series chart:style-name="ch7" chart:values-cell-range-address="Feuille1.E2:Feuille1.E27" chart:class="chart:line">
            <chart:data-point chart:repeated="26"/>
          </chart:series>
          <chart:series chart:style-name="ch8" chart:values-cell-range-address="Feuille1.F2:Feuille1.F27" chart:class="chart:line">
            <chart:data-point chart:repeated="26"/>
          </chart:series>
          <chart:series chart:style-name="ch9" chart:values-cell-range-address="Feuille1.G2:Feuille1.G27" chart:class="chart:line">
            <chart:data-point chart:repeated="26"/>
          </chart:series>
          <chart:series chart:style-name="ch10" chart:values-cell-range-address="Feuille1.H2:Feuille1.H27" chart:class="chart:line">
            <chart:data-point chart:repeated="26"/>
          </chart:series>
          <chart:series chart:style-name="ch11" chart:values-cell-range-address="Feuille1.I2:Feuille1.I27" chart:class="chart:line">
            <chart:data-point chart:repeated="26"/>
          </chart:series>
          <chart:series chart:style-name="ch12" chart:values-cell-range-address="Feuille1.J2:Feuille1.J27" chart:class="chart:line">
            <chart:data-point chart:repeated="26"/>
          </chart:series>
          <chart:series chart:style-name="ch13" chart:values-cell-range-address="Feuille1.K2:Feuille1.K27" chart:class="chart:line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2:Feuille1.C27</svg:desc>
                </draw:g>
              </table:table-cell>
              <table:table-cell office:value-type="float" office:value="0">
                <text:p>0</text:p>
                <draw:g>
                  <svg:desc>Feuille1.D2:Feuille1.D27</svg:desc>
                </draw:g>
              </table:table-cell>
              <table:table-cell office:value-type="float" office:value="6.66666666666667">
                <text:p>6.66666666666667</text:p>
                <draw:g>
                  <svg:desc>Feuille1.E2:Feuille1.E27</svg:desc>
                </draw:g>
              </table:table-cell>
              <table:table-cell office:value-type="float" office:value="2.37154150197628">
                <text:p>2.37154150197628</text:p>
                <draw:g>
                  <svg:desc>Feuille1.F2:Feuille1.F27</svg:desc>
                </draw:g>
              </table:table-cell>
              <table:table-cell office:value-type="float" office:value="3.92156862745098">
                <text:p>3.92156862745098</text:p>
                <draw:g>
                  <svg:desc>Feuille1.G2:Feuille1.G27</svg:desc>
                </draw:g>
              </table:table-cell>
              <table:table-cell office:value-type="float" office:value="15.6431937434298">
                <text:p>15.6431937434298</text:p>
                <draw:g>
                  <svg:desc>Feuille1.H2:Feuille1.H27</svg:desc>
                </draw:g>
              </table:table-cell>
              <table:table-cell office:value-type="float" office:value="0">
                <text:p>0</text:p>
                <draw:g>
                  <svg:desc>Feuille1.I2:Feuille1.I27</svg:desc>
                </draw:g>
              </table:table-cell>
              <table:table-cell office:value-type="float" office:value="0">
                <text:p>0</text:p>
                <draw:g>
                  <svg:desc>Feuille1.J2:Feuille1.J27</svg:desc>
                </draw:g>
              </table:table-cell>
              <table:table-cell office:value-type="float" office:value="0">
                <text:p>0</text:p>
                <draw:g>
                  <svg:desc>Feuille1.K2:Feuille1.K27</svg:desc>
                </draw:g>
              </table:table-cell>
            </table:table-row>
            <table:table-row>
              <table:table-cell office:value-type="float" office:value="48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">
                <text:p>0.4</text:p>
              </table:table-cell>
              <table:table-cell office:value-type="float" office:value="9.6">
                <text:p>9.6</text:p>
              </table:table-cell>
              <table:table-cell office:value-type="float" office:value="2.6763729793384">
                <text:p>2.6763729793384</text:p>
              </table:table-cell>
              <table:table-cell office:value-type="float" office:value="4.42117921692074">
                <text:p>4.42117921692074</text:p>
              </table:table-cell>
              <table:table-cell office:value-type="float" office:value="17.1795917804247">
                <text:p>17.1795917804247</text:p>
              </table:table-cell>
              <table:table-cell office:value-type="float" office:value="19.6">
                <text:p>19.6</text:p>
              </table:table-cell>
              <table:table-cell office:value-type="float" office:value="28.816">
                <text:p>28.816</text:p>
              </table:table-cell>
              <table:table-cell office:value-type="float" office:value="37.66336">
                <text:p>37.66336</text:p>
              </table:table-cell>
            </table:table-row>
            <table:table-row>
              <table:table-cell office:value-type="float" office:value="46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6">
                <text:p>1.6</text:p>
              </table:table-cell>
              <table:table-cell office:value-type="float" office:value="13.0666666666667">
                <text:p>13.0666666666667</text:p>
              </table:table-cell>
              <table:table-cell office:value-type="float" office:value="3.03533125581772">
                <text:p>3.03533125581772</text:p>
              </table:table-cell>
              <table:table-cell office:value-type="float" office:value="5.00821347009095">
                <text:p>5.00821347009095</text:p>
              </table:table-cell>
              <table:table-cell office:value-type="float" office:value="18.9257608866699">
                <text:p>18.9257608866699</text:p>
              </table:table-cell>
              <table:table-cell office:value-type="float" office:value="38.4">
                <text:p>38.4</text:p>
              </table:table-cell>
              <table:table-cell office:value-type="float" office:value="55.328">
                <text:p>55.328</text:p>
              </table:table-cell>
              <table:table-cell office:value-type="float" office:value="70.90176">
                <text:p>70.90176</text:p>
              </table:table-cell>
            </table:table-row>
            <table:table-row>
              <table:table-cell office:value-type="float" office:value="44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6">
                <text:p>3.6</text:p>
              </table:table-cell>
              <table:table-cell office:value-type="float" office:value="17.0666666666667">
                <text:p>17.0666666666667</text:p>
              </table:table-cell>
              <table:table-cell office:value-type="float" office:value="3.46084629228001">
                <text:p>3.46084629228001</text:p>
              </table:table-cell>
              <table:table-cell office:value-type="float" office:value="5.70229460334839">
                <text:p>5.70229460334839</text:p>
              </table:table-cell>
              <table:table-cell office:value-type="float" office:value="20.9176267377844">
                <text:p>20.9176267377844</text:p>
              </table:table-cell>
              <table:table-cell office:value-type="float" office:value="56.4">
                <text:p>56.4</text:p>
              </table:table-cell>
              <table:table-cell office:value-type="float" office:value="79.632">
                <text:p>79.632</text:p>
              </table:table-cell>
              <table:table-cell office:value-type="float" office:value="100.07616">
                <text:p>100.07616</text:p>
              </table:table-cell>
            </table:table-row>
            <table:table-row>
              <table:table-cell office:value-type="float" office:value="42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.4">
                <text:p>6.4</text:p>
              </table:table-cell>
              <table:table-cell office:value-type="float" office:value="21.6">
                <text:p>21.6</text:p>
              </table:table-cell>
              <table:table-cell office:value-type="float" office:value="3.96888394983331">
                <text:p>3.96888394983331</text:p>
              </table:table-cell>
              <table:table-cell office:value-type="float" office:value="6.52843787538518">
                <text:p>6.52843787538518</text:p>
              </table:table-cell>
              <table:table-cell office:value-type="float" office:value="23.1982201603099">
                <text:p>23.1982201603099</text:p>
              </table:table-cell>
              <table:table-cell office:value-type="float" office:value="73.6">
                <text:p>73.6</text:p>
              </table:table-cell>
              <table:table-cell office:value-type="float" office:value="101.824">
                <text:p>101.824</text:p>
              </table:table-cell>
              <table:table-cell office:value-type="float" office:value="125.53216">
                <text:p>125.53216</text:p>
              </table:table-cell>
            </table:table-row>
            <table:table-row>
              <table:table-cell office:value-type="float" office:value="40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4.58015267175573">
                <text:p>4.58015267175573</text:p>
              </table:table-cell>
              <table:table-cell office:value-type="float" office:value="7.5187969924812">
                <text:p>7.5187969924812</text:p>
              </table:table-cell>
              <table:table-cell office:value-type="float" office:value="25.8191368323679">
                <text:p>25.8191368323679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float" office:value="38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.4">
                <text:p>14.4</text:p>
              </table:table-cell>
              <table:table-cell office:value-type="float" office:value="32.2666666666667">
                <text:p>32.2666666666667</text:p>
              </table:table-cell>
              <table:table-cell office:value-type="float" office:value="5.32179096005109">
                <text:p>5.32179096005109</text:p>
              </table:table-cell>
              <table:table-cell office:value-type="float" office:value="8.71505263891794">
                <text:p>8.71505263891794</text:p>
              </table:table-cell>
              <table:table-cell office:value-type="float" office:value="28.8422329101907">
                <text:p>28.8422329101907</text:p>
              </table:table-cell>
              <table:table-cell office:value-type="float" office:value="105.6">
                <text:p>105.6</text:p>
              </table:table-cell>
              <table:table-cell office:value-type="float" office:value="140.256">
                <text:p>140.256</text:p>
              </table:table-cell>
              <table:table-cell office:value-type="float" office:value="166.59456">
                <text:p>166.59456</text:p>
              </table:table-cell>
            </table:table-row>
            <table:table-row>
              <table:table-cell office:value-type="float" office:value="36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.6">
                <text:p>19.6</text:p>
              </table:table-cell>
              <table:table-cell office:value-type="float" office:value="38.4">
                <text:p>38.4</text:p>
              </table:table-cell>
              <table:table-cell office:value-type="float" office:value="6.22975330176925">
                <text:p>6.22975330176925</text:p>
              </table:table-cell>
              <table:table-cell office:value-type="float" office:value="10.1716982667426">
                <text:p>10.1716982667426</text:p>
              </table:table-cell>
              <table:table-cell office:value-type="float" office:value="32.3415265200517">
                <text:p>32.3415265200517</text:p>
              </table:table-cell>
              <table:table-cell office:value-type="float" office:value="120.4">
                <text:p>120.4</text:p>
              </table:table-cell>
              <table:table-cell office:value-type="float" office:value="156.688">
                <text:p>156.688</text:p>
              </table:table-cell>
              <table:table-cell office:value-type="float" office:value="182.81536">
                <text:p>182.81536</text:p>
              </table:table-cell>
            </table:table-row>
            <table:table-row>
              <table:table-cell office:value-type="float" office:value="34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.6">
                <text:p>25.6</text:p>
              </table:table-cell>
              <table:table-cell office:value-type="float" office:value="45.0666666666667">
                <text:p>45.0666666666667</text:p>
              </table:table-cell>
              <table:table-cell office:value-type="float" office:value="7.35222037055191">
                <text:p>7.35222037055191</text:p>
              </table:table-cell>
              <table:table-cell office:value-type="float" office:value="11.9605779351258">
                <text:p>11.9605779351258</text:p>
              </table:table-cell>
              <table:table-cell office:value-type="float" office:value="36.4052027631441">
                <text:p>36.4052027631441</text:p>
              </table:table-cell>
              <table:table-cell office:value-type="float" office:value="134.4">
                <text:p>134.4</text:p>
              </table:table-cell>
              <table:table-cell office:value-type="float" office:value="171.392">
                <text:p>171.392</text:p>
              </table:table-cell>
              <table:table-cell office:value-type="float" office:value="196.54656">
                <text:p>196.54656</text:p>
              </table:table-cell>
            </table:table-row>
            <table:table-row>
              <table:table-cell office:value-type="float" office:value="3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.4">
                <text:p>32.4</text:p>
              </table:table-cell>
              <table:table-cell office:value-type="float" office:value="52.2666666666667">
                <text:p>52.2666666666667</text:p>
              </table:table-cell>
              <table:table-cell office:value-type="float" office:value="8.75452317030466">
                <text:p>8.75452317030466</text:p>
              </table:table-cell>
              <table:table-cell office:value-type="float" office:value="14.1771577634116">
                <text:p>14.1771577634116</text:p>
              </table:table-cell>
              <table:table-cell office:value-type="float" office:value="41.1374857542235">
                <text:p>41.1374857542235</text:p>
              </table:table-cell>
              <table:table-cell office:value-type="float" office:value="147.6">
                <text:p>147.6</text:p>
              </table:table-cell>
              <table:table-cell office:value-type="float" office:value="184.464">
                <text:p>184.464</text:p>
              </table:table-cell>
              <table:table-cell office:value-type="float" office:value="208.05696">
                <text:p>208.05696</text:p>
              </table:table-cell>
            </table:table-row>
            <table:table-row>
              <table:table-cell office:value-type="float" office:value="30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16.9491525423729">
                <text:p>16.9491525423729</text:p>
              </table:table-cell>
              <table:table-cell office:value-type="float" office:value="46.6599050006326">
                <text:p>46.6599050006326</text:p>
              </table:table-cell>
              <table:table-cell office:value-type="float" office:value="160">
                <text:p>160</text:p>
              </table:table-cell>
              <table:table-cell office:value-type="float" office:value="196">
                <text:p>196</text:p>
              </table:table-cell>
              <table:table-cell office:value-type="float" office:value="217.6">
                <text:p>217.6</text:p>
              </table:table-cell>
            </table:table-row>
            <table:table-row>
              <table:table-cell office:value-type="float" office:value="28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.4">
                <text:p>48.4</text:p>
              </table:table-cell>
              <table:table-cell office:value-type="float" office:value="68.2666666666667">
                <text:p>68.2666666666667</text:p>
              </table:table-cell>
              <table:table-cell office:value-type="float" office:value="12.7920859628177">
                <text:p>12.7920859628177</text:p>
              </table:table-cell>
              <table:table-cell office:value-type="float" office:value="20.4482250940618">
                <text:p>20.4482250940618</text:p>
              </table:table-cell>
              <table:table-cell office:value-type="float" office:value="53.1110876901413">
                <text:p>53.1110876901413</text:p>
              </table:table-cell>
              <table:table-cell office:value-type="float" office:value="171.6">
                <text:p>171.6</text:p>
              </table:table-cell>
              <table:table-cell office:value-type="float" office:value="206.096">
                <text:p>206.096</text:p>
              </table:table-cell>
              <table:table-cell office:value-type="float" office:value="225.41376">
                <text:p>225.41376</text:p>
              </table:table-cell>
            </table:table-row>
            <table:table-row>
              <table:table-cell office:value-type="float" office:value="26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.6">
                <text:p>57.6</text:p>
              </table:table-cell>
              <table:table-cell office:value-type="float" office:value="77.0666666666667">
                <text:p>77.0666666666667</text:p>
              </table:table-cell>
              <table:table-cell office:value-type="float" office:value="15.7265674145523">
                <text:p>15.7265674145523</text:p>
              </table:table-cell>
              <table:table-cell office:value-type="float" office:value="24.9053596333931">
                <text:p>24.9053596333931</text:p>
              </table:table-cell>
              <table:table-cell office:value-type="float" office:value="60.6435837783321">
                <text:p>60.6435837783321</text:p>
              </table:table-cell>
              <table:table-cell office:value-type="float" office:value="182.4">
                <text:p>182.4</text:p>
              </table:table-cell>
              <table:table-cell office:value-type="float" office:value="214.848">
                <text:p>214.848</text:p>
              </table:table-cell>
              <table:table-cell office:value-type="float" office:value="231.72096">
                <text:p>231.72096</text:p>
              </table:table-cell>
            </table:table-row>
            <table:table-row>
              <table:table-cell office:value-type="float" office:value="24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.6">
                <text:p>67.6</text:p>
              </table:table-cell>
              <table:table-cell office:value-type="float" office:value="86.4">
                <text:p>86.4</text:p>
              </table:table-cell>
              <table:table-cell office:value-type="float" office:value="19.5771339075959">
                <text:p>19.5771339075959</text:p>
              </table:table-cell>
              <table:table-cell office:value-type="float" office:value="30.6297476108797">
                <text:p>30.6297476108797</text:p>
              </table:table-cell>
              <table:table-cell office:value-type="float" office:value="69.415325620217">
                <text:p>69.415325620217</text:p>
              </table:table-cell>
              <table:table-cell office:value-type="float" office:value="192.4">
                <text:p>192.4</text:p>
              </table:table-cell>
              <table:table-cell office:value-type="float" office:value="222.352">
                <text:p>222.352</text:p>
              </table:table-cell>
              <table:table-cell office:value-type="float" office:value="236.72896">
                <text:p>236.72896</text:p>
              </table:table-cell>
            </table:table-row>
            <table:table-row>
              <table:table-cell office:value-type="float" office:value="2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.4">
                <text:p>78.4</text:p>
              </table:table-cell>
              <table:table-cell office:value-type="float" office:value="96.2666666666667">
                <text:p>96.2666666666667</text:p>
              </table:table-cell>
              <table:table-cell office:value-type="float" office:value="24.695423114916">
                <text:p>24.695423114916</text:p>
              </table:table-cell>
              <table:table-cell office:value-type="float" office:value="38.028597505324">
                <text:p>38.028597505324</text:p>
              </table:table-cell>
              <table:table-cell office:value-type="float" office:value="79.5721938339163">
                <text:p>79.5721938339163</text:p>
              </table:table-cell>
              <table:table-cell office:value-type="float" office:value="201.6">
                <text:p>201.6</text:p>
              </table:table-cell>
              <table:table-cell office:value-type="float" office:value="228.704">
                <text:p>228.704</text:p>
              </table:table-cell>
              <table:table-cell office:value-type="float" office:value="240.62976">
                <text:p>240.62976</text:p>
              </table:table-cell>
            </table:table-row>
            <table:table-row>
              <table:table-cell office:value-type="float" office:value="20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31.5789473684211">
                <text:p>31.5789473684211</text:p>
              </table:table-cell>
              <table:table-cell office:value-type="float" office:value="47.6190476190476">
                <text:p>47.6190476190476</text:p>
              </table:table-cell>
              <table:table-cell office:value-type="float" office:value="91.2171732631048">
                <text:p>91.2171732631048</text:p>
              </table:table-cell>
              <table:table-cell office:value-type="float" office:value="210">
                <text:p>210</text:p>
              </table:table-cell>
              <table:table-cell office:value-type="float" office:value="234">
                <text:p>234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float" office:value="18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.4">
                <text:p>102.4</text:p>
              </table:table-cell>
              <table:table-cell office:value-type="float" office:value="117.6">
                <text:p>117.6</text:p>
              </table:table-cell>
              <table:table-cell office:value-type="float" office:value="40.9165302782324">
                <text:p>40.9165302782324</text:p>
              </table:table-cell>
              <table:table-cell office:value-type="float" office:value="60.0096015362458">
                <text:p>60.0096015362458</text:p>
              </table:table-cell>
              <table:table-cell office:value-type="float" office:value="104.361780341383">
                <text:p>104.361780341383</text:p>
              </table:table-cell>
              <table:table-cell office:value-type="float" office:value="217.6">
                <text:p>217.6</text:p>
              </table:table-cell>
              <table:table-cell office:value-type="float" office:value="238.336">
                <text:p>238.336</text:p>
              </table:table-cell>
              <table:table-cell office:value-type="float" office:value="245.80096">
                <text:p>245.80096</text:p>
              </table:table-cell>
            </table:table-row>
            <table:table-row>
              <table:table-cell office:value-type="float" office:value="16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.6">
                <text:p>115.6</text:p>
              </table:table-cell>
              <table:table-cell office:value-type="float" office:value="129.066666666667">
                <text:p>129.066666666667</text:p>
              </table:table-cell>
              <table:table-cell office:value-type="float" office:value="53.6097212294496">
                <text:p>53.6097212294496</text:p>
              </table:table-cell>
              <table:table-cell office:value-type="float" office:value="75.8035172832019">
                <text:p>75.8035172832019</text:p>
              </table:table-cell>
              <table:table-cell office:value-type="float" office:value="118.858954041204">
                <text:p>118.858954041204</text:p>
              </table:table-cell>
              <table:table-cell office:value-type="float" office:value="224.4">
                <text:p>224.4</text:p>
              </table:table-cell>
              <table:table-cell office:value-type="float" office:value="241.808">
                <text:p>241.808</text:p>
              </table:table-cell>
              <table:table-cell office:value-type="float" office:value="247.37856">
                <text:p>247.37856</text:p>
              </table:table-cell>
            </table:table-row>
            <table:table-row>
              <table:table-cell office:value-type="float" office:value="14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.6">
                <text:p>129.6</text:p>
              </table:table-cell>
              <table:table-cell office:value-type="float" office:value="141.066666666667">
                <text:p>141.066666666667</text:p>
              </table:table-cell>
              <table:table-cell office:value-type="float" office:value="70.6880301602262">
                <text:p>70.6880301602262</text:p>
              </table:table-cell>
              <table:table-cell office:value-type="float" office:value="95.34706331045">
                <text:p>95.34706331045</text:p>
              </table:table-cell>
              <table:table-cell office:value-type="float" office:value="134.326462733792">
                <text:p>134.326462733792</text:p>
              </table:table-cell>
              <table:table-cell office:value-type="float" office:value="230.4">
                <text:p>230.4</text:p>
              </table:table-cell>
              <table:table-cell office:value-type="float" office:value="244.512">
                <text:p>244.512</text:p>
              </table:table-cell>
              <table:table-cell office:value-type="float" office:value="248.46336">
                <text:p>248.46336</text:p>
              </table:table-cell>
            </table:table-row>
            <table:table-row>
              <table:table-cell office:value-type="float" office:value="1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4.4">
                <text:p>144.4</text:p>
              </table:table-cell>
              <table:table-cell office:value-type="float" office:value="153.6">
                <text:p>153.6</text:p>
              </table:table-cell>
              <table:table-cell office:value-type="float" office:value="92.9368029739777">
                <text:p>92.9368029739777</text:p>
              </table:table-cell>
              <table:table-cell office:value-type="float" office:value="118.259224219489">
                <text:p>118.259224219489</text:p>
              </table:table-cell>
              <table:table-cell office:value-type="float" office:value="150.087753864767">
                <text:p>150.087753864767</text:p>
              </table:table-cell>
              <table:table-cell office:value-type="float" office:value="235.6">
                <text:p>235.6</text:p>
              </table:table-cell>
              <table:table-cell office:value-type="float" office:value="246.544">
                <text:p>246.544</text:p>
              </table:table-cell>
              <table:table-cell office:value-type="float" office:value="249.17056">
                <text:p>249.17056</text:p>
              </table:table-cell>
            </table:table-row>
            <table:table-row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0">
                <text:p>160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20">
                <text:p>120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165.177521020906">
                <text:p>165.177521020906</text:p>
              </table:table-cell>
              <table:table-cell office:value-type="float" office:value="240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float" office:value="8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6.4">
                <text:p>176.4</text:p>
              </table:table-cell>
              <table:table-cell office:value-type="float" office:value="180.266666666667">
                <text:p>180.266666666667</text:p>
              </table:table-cell>
              <table:table-cell office:value-type="float" office:value="149.105367793241">
                <text:p>149.105367793241</text:p>
              </table:table-cell>
              <table:table-cell office:value-type="float" office:value="166.002656042497">
                <text:p>166.002656042497</text:p>
              </table:table-cell>
              <table:table-cell office:value-type="float" office:value="178.463146483937">
                <text:p>178.463146483937</text:p>
              </table:table-cell>
              <table:table-cell office:value-type="float" office:value="243.6">
                <text:p>243.6</text:p>
              </table:table-cell>
              <table:table-cell office:value-type="float" office:value="248.976">
                <text:p>248.976</text:p>
              </table:table-cell>
              <table:table-cell office:value-type="float" office:value="249.83616">
                <text:p>249.83616</text:p>
              </table:table-cell>
            </table:table-row>
            <table:table-row>
              <table:table-cell office:value-type="float" office:value="6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3.6">
                <text:p>193.6</text:p>
              </table:table-cell>
              <table:table-cell office:value-type="float" office:value="194.4">
                <text:p>194.4</text:p>
              </table:table-cell>
              <table:table-cell office:value-type="float" office:value="174.825174825175">
                <text:p>174.825174825175</text:p>
              </table:table-cell>
              <table:table-cell office:value-type="float" office:value="184.094256259205">
                <text:p>184.094256259205</text:p>
              </table:table-cell>
              <table:table-cell office:value-type="float" office:value="188.895271292227">
                <text:p>188.895271292227</text:p>
              </table:table-cell>
              <table:table-cell office:value-type="float" office:value="246.4">
                <text:p>246.4</text:p>
              </table:table-cell>
              <table:table-cell office:value-type="float" office:value="249.568">
                <text:p>249.568</text:p>
              </table:table-cell>
              <table:table-cell office:value-type="float" office:value="249.94816">
                <text:p>249.94816</text:p>
              </table:table-cell>
            </table:table-row>
            <table:table-row>
              <table:table-cell office:value-type="float" office:value="4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1.6">
                <text:p>211.6</text:p>
              </table:table-cell>
              <table:table-cell office:value-type="float" office:value="209.066666666667">
                <text:p>209.066666666667</text:p>
              </table:table-cell>
              <table:table-cell office:value-type="float" office:value="191.815856777494">
                <text:p>191.815856777494</text:p>
              </table:table-cell>
              <table:table-cell office:value-type="float" office:value="195.007800312012">
                <text:p>195.007800312012</text:p>
              </table:table-cell>
              <table:table-cell office:value-type="float" office:value="195.822454308094">
                <text:p>195.822454308094</text:p>
              </table:table-cell>
              <table:table-cell office:value-type="float" office:value="248.4">
                <text:p>248.4</text:p>
              </table:table-cell>
              <table:table-cell office:value-type="float" office:value="249.872">
                <text:p>249.872</text:p>
              </table:table-cell>
              <table:table-cell office:value-type="float" office:value="249.98976">
                <text:p>249.9897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.4">
                <text:p>230.4</text:p>
              </table:table-cell>
              <table:table-cell office:value-type="float" office:value="224.266666666667">
                <text:p>224.266666666667</text:p>
              </table:table-cell>
              <table:table-cell office:value-type="float" office:value="198.93899204244">
                <text:p>198.93899204244</text:p>
              </table:table-cell>
              <table:table-cell office:value-type="float" office:value="199.362041467305">
                <text:p>199.362041467305</text:p>
              </table:table-cell>
              <table:table-cell office:value-type="float" office:value="199.248586524409">
                <text:p>199.248586524409</text:p>
              </table:table-cell>
              <table:table-cell office:value-type="float" office:value="249.6">
                <text:p>249.6</text:p>
              </table:table-cell>
              <table:table-cell office:value-type="float" office:value="249.984">
                <text:p>249.984</text:p>
              </table:table-cell>
              <table:table-cell office:value-type="float" office:value="249.99936">
                <text:p>249.99936</text:p>
              </table:table-cell>
            </table:table-row>
            <table:table-row>
              <table:table-cell office:value-type="float" office:value="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